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/>
    </style:style>
    <style:style style:name="P3" style:family="paragraph" style:parent-style-name="Standard">
      <style:paragraph-properties fo:text-align="start" style:justify-single-word="false"/>
      <style:text-properties style:font-name="FreeMono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"/>
    </style:style>
    <style:style style:name="P5" style:family="paragraph" style:parent-style-name="Standard">
      <style:paragraph-properties fo:text-align="start" style:justify-single-word="false"/>
      <style:text-properties style:font-name="FreeMono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7</text:p>
      <text:p text:style-name="P2">по компьютерной архитектуре</text:p>
      <text:p text:style-name="P2">студента II курса ФИВТ, группа ИВ-02</text:p>
      <text:p text:style-name="P2">Ганжи Ивана Николаевича</text:p>
      <text:p text:style-name="P2">Вариант 223=11011111</text:p>
      <text:p text:style-name="P1"/>
      <text:p text:style-name="P1">Условие:</text:p>
      <text:list xml:id="list498795518" text:style-name="L1">
        <text:list-item>
          <text:p text:style-name="P4">непрямая адресация;</text:p>
        </text:list-item>
        <text:list-item>
          <text:p text:style-name="P4">адреса РС ввода 72Н, вывода F2H.</text:p>
        </text:list-item>
      </text:list>
      <text:p text:style-name="P1"/>
      <text:p text:style-name="P1">Код программы:</text:p>
      <text:p text:style-name="P1"/>
      <text:p text:style-name="P3">accept r7:000ah</text:p>
      <text:p text:style-name="P3">dw 000ah:2445h</text:p>
      <text:p text:style-name="P3">dw 000ch:7c00h</text:p>
      <text:p text:style-name="P3">dw 000eh:0c03h</text:p>
      <text:p text:style-name="P3">dw 0010h:9f59h</text:p>
      <text:p text:style-name="P3">dw 0012h:2c46h</text:p>
      <text:p text:style-name="P3">dw 0014h:4000h</text:p>
      <text:p text:style-name="P3">equ beg:000000000000%</text:p>
      <text:p text:style-name="P3">equ input:001000000000%</text:p>
      <text:p text:style-name="P3">equ mul:011110000000%</text:p>
      <text:p text:style-name="P3">equ cond:000010000000%</text:p>
      <text:p text:style-name="P3">equ output:001010000000%</text:p>
      <text:p text:style-name="P3">equ cancel:010000000000%</text:p>
      <text:p text:style-name="P3">\operands for multiply</text:p>
      <text:p text:style-name="P3">accept r0:0020h <text:s text:c="7"/>\index op1</text:p>
      <text:p text:style-name="P3">dw 00020h:0002h <text:s text:c="8"/>\op1</text:p>
      <text:p text:style-name="P3">accept r15:0002h <text:s text:c="6"/>\op2</text:p>
      <text:p text:style-name="P3">\operands for comutation/autodecrement</text:p>
      <text:p text:style-name="P3">accept r1:0030h <text:s text:c="7"/>\address op3</text:p>
      <text:p text:style-name="P3">accept r2:0040h <text:s text:c="7"/>\address op4</text:p>
      <text:p text:style-name="P3">dw 0030h:0ffffh <text:s text:c="7"/>\op3</text:p>
      <text:p text:style-name="P3">dw 0040h:0f0fh <text:s text:c="8"/>\op4</text:p>
      <text:p text:style-name="P3">\operans for cond and not cond</text:p>
      <text:p text:style-name="P3">accept r3:0050h <text:s text:c="7"/>\address op4</text:p>
      <text:p text:style-name="P3">accept r4:0052h <text:s text:c="7"/>\address op5</text:p>
      <text:p text:style-name="P3">dw 0050h:000ch <text:s text:c="8"/>\op4</text:p>
      <text:p text:style-name="P3">dw 0052h:000ch <text:s text:c="8"/>\op5</text:p>
      <text:p text:style-name="P3">\operands for input/output</text:p>
      <text:p text:style-name="P3">accept r5:0060h</text:p>
      <text:p text:style-name="P3">accept r6:0062h</text:p>
      <text:p text:style-name="P3">dw 0060h:0072h</text:p>
      <text:p text:style-name="P3">dw 0061h:0074h</text:p>
      <text:p text:style-name="P3">dw 0062h:00f2h</text:p>
      <text:p text:style-name="P3">dw 0063h:00f4h</text:p>
      <text:p text:style-name="P3">accept dev[1]:i,72h,74h,2,16</text:p>
      <text:p text:style-name="P3">accept dev[2]:o,0f2h,0f4h,3,10</text:p>
      <text:p text:style-name="P3">accept dev_buf[1]:0002h</text:p>
      <text:p text:style-name="P3"></text:p>
      <text:p text:style-name="P3">link l1:ct</text:p>
      <text:p text:style-name="P3">link l2:rdm</text:p>
      <text:p text:style-name="P3">link l3:rdd</text:p>
      <text:p text:style-name="P3">link m:15,14,13,12,11,z,z,z,z,z,z,z</text:p>
      <text:p text:style-name="P3"><text:soft-page-break/>link ewh:16</text:p>
      <text:p text:style-name="P3">link rb:3,2,1,0</text:p>
      <text:p text:style-name="P3">link ra:7,6,5,4</text:p>
      <text:p text:style-name="P3"></text:p>
      <text:p text:style-name="P3">org beg</text:p>
      <text:p text:style-name="P3">{add nil,r7,z;oey;ewl;}</text:p>
      <text:p text:style-name="P3">{r;cjp rdm,cp;add r8,bus_d,z;}</text:p>
      <text:p text:style-name="P3">{add nil,r8,z;cjp no,twoop;}</text:p>
      <text:p text:style-name="P3">{add nil,r8,z;oey;jmap;}</text:p>
      <text:p text:style-name="P3">{cjp nz,cancel;}</text:p>
      <text:p text:style-name="P3"></text:p>
      <text:p text:style-name="P3">org mul</text:p>
      <text:p text:style-name="P3">{add nil,r8,z;oey;ewb;}</text:p>
      <text:p text:style-name="P3">{add nil,rb,z;oey;ewl;}</text:p>
      <text:p text:style-name="P3">{r;cjp rdm,cp;add r13,bus_d,z;}</text:p>
      <text:p text:style-name="P3"></text:p>
      <text:p text:style-name="P3">{xor r10,r10,r10;}</text:p>
      <text:p text:style-name="P3">{add r10,16,z;}</text:p>
      <text:p text:style-name="P3">{xor r14,r14;}</text:p>
      <text:p text:style-name="P3">{load rm,z;}</text:p>
      <text:p text:style-name="P3">{xor rq,r15,r13;}</text:p>
      <text:p text:style-name="P3"></text:p>
      <text:p text:style-name="P3">{or r15,r15;load rm,flags;}</text:p>
      <text:p text:style-name="P3">{cjp not rm_n,label1_1;}</text:p>
      <text:p text:style-name="P3">{sub r15,r15,1,not z;}</text:p>
      <text:p text:style-name="P3">{xor r15,0ffffh;}</text:p>
      <text:p text:style-name="P3">label1_1</text:p>
      <text:p text:style-name="P3"></text:p>
      <text:p text:style-name="P3">{or r13,r13;load rm,flags;}</text:p>
      <text:p text:style-name="P3">{cjp not rm_n,label1;}</text:p>
      <text:p text:style-name="P3">{xor r13,8000h;}</text:p>
      <text:p text:style-name="P3">label1</text:p>
      <text:p text:style-name="P3"></text:p>
      <text:p text:style-name="P3">{or sll,r14,r14,z;}</text:p>
      <text:p text:style-name="P3">{or sl.25,r15,r15,z;}</text:p>
      <text:p text:style-name="P3">{cjp not rm_c,label2;}</text:p>
      <text:p text:style-name="P3">{add r14,r14,r13;}</text:p>
      <text:p text:style-name="P3">{add r15,r15,z,z;}</text:p>
      <text:p text:style-name="P3">label2</text:p>
      <text:p text:style-name="P3">{sub r10,r10,z,z;load rm,flags;cem_c;}</text:p>
      <text:p text:style-name="P3">{cjp not rm_z,label1;}</text:p>
      <text:p text:style-name="P3"></text:p>
      <text:p text:style-name="P3">{or r10,rq; load rm,flags;}</text:p>
      <text:p text:style-name="P3">{cjp not rm_n,nosign;}</text:p>
      <text:p text:style-name="P3">{xor r14,r14,0ffffh;}</text:p>
      <text:p text:style-name="P3">{xor r15,r15,0ffffh;}</text:p>
      <text:p text:style-name="P3">{add r14,r14,1;}</text:p>
      <text:p text:style-name="P3">{add r15,r15,z,z;}</text:p>
      <text:p text:style-name="P3">nosign</text:p>
      <text:p text:style-name="P3">{or r10,r14,z;}</text:p>
      <text:p text:style-name="P3">{or r14,r15,z;}</text:p>
      <text:p text:style-name="P3">{or r15,r10,z;}</text:p>
      <text:p text:style-name="P3">{cjp nz,lnext;}</text:p>
      <text:p text:style-name="P3"></text:p>
      <text:p text:style-name="P3">twoop</text:p>
      <text:p text:style-name="P3"><text:soft-page-break/>{xor r9,r9;}</text:p>
      <text:p text:style-name="P3">{add r9,0000110000000000%;}</text:p>
      <text:p text:style-name="P3">{and nil,r9,r8;cjp zo,cancel;}</text:p>
      <text:p text:style-name="P3">{xor r9,r9;}</text:p>
      <text:p text:style-name="P3">{add r9,0000001100011000%;}</text:p>
      <text:p text:style-name="P3">{and nil,r9,r8;cjp zo,cancel;}</text:p>
      <text:p text:style-name="P3"></text:p>
      <text:p text:style-name="P3">{xor r9,r9;}</text:p>
      <text:p text:style-name="P3">{add r9,r8;}</text:p>
      <text:p text:style-name="P3">{and r9,7h;}</text:p>
      <text:p text:style-name="P3">{add nil,r9,z;oey;ewb;}</text:p>
      <text:p text:style-name="P3">{add nil,rb,z;oey;ewl;}</text:p>
      <text:p text:style-name="P3">{r;cjp rdm,cp;add r11,bus_d,z;}</text:p>
      <text:p text:style-name="P3"></text:p>
      <text:p text:style-name="P3">{xor r9,r9;}</text:p>
      <text:p text:style-name="P3">{add r9,r8;}</text:p>
      <text:p text:style-name="P3">{and r9,0e0h;}</text:p>
      <text:p text:style-name="P3">{add srl,r9,r9,z;}</text:p>
      <text:p text:style-name="P3">{add nil,r9,z;oey;ewa;}</text:p>
      <text:p text:style-name="P3">{add nil,ra,z;oey;ewl;}</text:p>
      <text:p text:style-name="P3">{r;cjp rdm,cp;add r12,bus_d,z;}</text:p>
      <text:p text:style-name="P3"></text:p>
      <text:p text:style-name="P3">{and r11,r11,r12;}</text:p>
      <text:p text:style-name="P3">{add nil,rb,z;oey;ewl;}</text:p>
      <text:p text:style-name="P3">lwrite {cjp rdm,lwrite;w;or nil,r11,z;oey;}</text:p>
      <text:p text:style-name="P3">{sub r1,1,nz;}</text:p>
      <text:p text:style-name="P3">{sub r2,1,nz;}</text:p>
      <text:p text:style-name="P3">{cjp nz,lnext;}</text:p>
      <text:p text:style-name="P3"></text:p>
      <text:p text:style-name="P3">org cond</text:p>
      <text:p text:style-name="P3">{add r15,0080h;}</text:p>
      <text:p text:style-name="P3">{xor r9,r9;}</text:p>
      <text:p text:style-name="P3">{add r9,000000010000000%;}</text:p>
      <text:p text:style-name="P3">{and nil,r9,r15;cjp not zo,lnext;}</text:p>
      <text:p text:style-name="P3">{xor r7,r7;}</text:p>
      <text:p text:style-name="P3">{add nil,r8,z;oey;ewb;}</text:p>
      <text:p text:style-name="P3">{add nil,rb,z;oey;ewl;}</text:p>
      <text:p text:style-name="P3">{r;cjp rdm,cp;add r7,bus_d,z;}</text:p>
      <text:p text:style-name="P3">{cjp nz,beg;}</text:p>
      <text:p text:style-name="P3"></text:p>
      <text:p text:style-name="P3">notcond</text:p>
      <text:p text:style-name="P3">{xor r7,r7;}</text:p>
      <text:p text:style-name="P3">{add nil,r8,z;oey;ewb;}</text:p>
      <text:p text:style-name="P3">{add nil,rb,z;oey;ewl;}</text:p>
      <text:p text:style-name="P3">{r;cjp rdm,cp;add r7,bus_d,z;}</text:p>
      <text:p text:style-name="P3">{cjp nz,beg;}</text:p>
      <text:p text:style-name="P3"></text:p>
      <text:p text:style-name="P3">org input</text:p>
      <text:p text:style-name="P3">{xor r15,r15;}</text:p>
      <text:p text:style-name="P3">{add nil,r8,z;oey;ewb;}</text:p>
      <text:p text:style-name="P3">{add nil,rb,z;oey;ewl;}</text:p>
      <text:p text:style-name="P3">{r;cjp rdm,cp;ewl;}</text:p>
      <text:p text:style-name="P3">readagain</text:p>
      <text:p text:style-name="P3">{i;cjp rdd,cp;add rq,bus_d,z;}</text:p>
      <text:p text:style-name="P3">{xor r9,r9;}</text:p>
      <text:p text:style-name="P3"><text:soft-page-break/>{add r9,0000000010000000%;}</text:p>
      <text:p text:style-name="P3">{and nil,rq,r9;cjp zo,readagain;}</text:p>
      <text:p text:style-name="P3">{xor r9,r9;}</text:p>
      <text:p text:style-name="P3">{add r9,1;}</text:p>
      <text:p text:style-name="P3">{add rb,r9;}</text:p>
      <text:p text:style-name="P3">{add nil,rb,z;oey;ewl;}</text:p>
      <text:p text:style-name="P3">{r;cjp rdm,cp;ewl;}</text:p>
      <text:p text:style-name="P3">{i;cjp rdd,cp;add r15,bus_d,z;}</text:p>
      <text:p text:style-name="P3">{cjp nz,lnext;}</text:p>
      <text:p text:style-name="P3"></text:p>
      <text:p text:style-name="P3">org output</text:p>
      <text:p text:style-name="P3">{add nil,r8,z;oey;ewb;}</text:p>
      <text:p text:style-name="P3">{add nil,rb,z;oey;ewl;}</text:p>
      <text:p text:style-name="P3">{r;cjp rdm,cp; ewl;}</text:p>
      <text:p text:style-name="P3">writeagain</text:p>
      <text:p text:style-name="P3">{i;cjp rdd,cp;add rq,bus_d,z;}</text:p>
      <text:p text:style-name="P3">{xor r9,r9;}</text:p>
      <text:p text:style-name="P3">{add r9,0000000010000000%;}</text:p>
      <text:p text:style-name="P3">{and nil,rq,r9;cjp zo,writeagain;}</text:p>
      <text:p text:style-name="P3">{xor r9,r9;}</text:p>
      <text:p text:style-name="P3">{add r9,1;}</text:p>
      <text:p text:style-name="P3">{add rb,r9;}</text:p>
      <text:p text:style-name="P3">{add rb,z;oey;ewl;}</text:p>
      <text:p text:style-name="P3">{r;cjp rdm,cp;ewl;}</text:p>
      <text:p text:style-name="P3">{o;cjp rdd,cp;add nil,r15,z;oey;o;}</text:p>
      <text:p text:style-name="P3">{cjp nz,lnext;}</text:p>
      <text:p text:style-name="P3">lnext</text:p>
      <text:p text:style-name="P3">{add r7,2;}</text:p>
      <text:p text:style-name="P3">{cjp nz,beg;}</text:p>
      <text:p text:style-name="P3">org cancel</text:p>
      <text:p text:style-name="P3">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</meta:initial-creator>
    <meta:creation-date>2012-05-17T17:59:52</meta:creation-date>
    <dc:date>2012-05-17T19:42:52</dc:date>
    <dc:creator>Иван </dc:creator>
    <meta:editing-duration>PT00H07M40S</meta:editing-duration>
    <meta:editing-cycles>3</meta:editing-cycles>
    <meta:generator>OpenOffice.org/3.2$Linux OpenOffice.org_project/320m12$Build-9483</meta:generator>
    <meta:printed-by>Иван </meta:printed-by>
    <meta:print-date>2012-05-17T18:05:33</meta:print-date>
    <meta:document-statistic meta:table-count="0" meta:image-count="0" meta:object-count="0" meta:page-count="4" meta:paragraph-count="192" meta:word-count="409" meta:character-count="3654"/>
  </office:meta>
</office:document-meta>
</file>